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NTOS NAVARRO, GEORGE DONA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3200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NCHAMA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52039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TOS NAVARRO, GEORGE DONA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3200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5 203 9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3200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78407</text:p>
          </table:table-cell>
          <table:table-cell table:style-name="Tabla2.D3" office:value-type="string">
            <text:p text:style-name="P23">52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0:18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